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ortLookAndFeel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LookAndFeelCommand.ReportLookAndFeel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LookAndFeelCommand.doAction( ActionEvent e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